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Kickoff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2/11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Project Kickoff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Vijay Reddy, Chandra sekhar reddy, Pavan reddy, Satish Chandra, Sateesh T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Standard">Kick start <text:s/>the Vbooks Project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official start of the Vbooks Projec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40:40</dc:date>
    <dc:creator>jaipal </dc:creator>
    <meta:editing-duration>PT56M16S</meta:editing-duration>
    <meta:editing-cycles>68</meta:editing-cycles>
    <meta:document-statistic meta:table-count="1" meta:image-count="1" meta:object-count="0" meta:page-count="1" meta:paragraph-count="15" meta:word-count="53" meta:character-count="369" meta:non-whitespace-character-count="316"/>
  </office:meta>
</office:document-meta>
</file>